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umeroPagina">
      <style:text-properties officeooo:paragraph-rsid="001fa5ba"/>
    </style:style>
    <style:style style:name="P2" style:family="paragraph" style:parent-style-name="Table_20_Contents">
      <style:text-properties style:font-name="Tahoma" fo:font-size="10pt" style:font-size-asian="10.5pt"/>
    </style:style>
    <style:style style:name="P3" style:family="paragraph" style:parent-style-name="CuerpoTabla">
      <style:text-properties officeooo:rsid="00166289" officeooo:paragraph-rsid="00166289"/>
    </style:style>
    <style:style style:name="P4" style:family="paragraph" style:parent-style-name="CuerpoTabla">
      <style:text-properties officeooo:rsid="00198f1b" officeooo:paragraph-rsid="00198f1b"/>
    </style:style>
    <style:style style:name="P5" style:family="paragraph" style:parent-style-name="CuerpoTabla">
      <style:text-properties officeooo:paragraph-rsid="001fa5ba"/>
    </style:style>
    <style:style style:name="P6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8" style:family="paragraph" style:parent-style-name="Nivel1" style:master-page-name="Pagina">
      <style:paragraph-properties style:page-number="auto"/>
    </style:style>
    <style:style style:name="P9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10" style:family="paragraph" style:parent-style-name="TablaContenidosDemostrativo" style:master-page-name="Pagina">
      <style:paragraph-properties style:page-number="auto"/>
    </style:style>
    <style:style style:name="P11" style:family="paragraph" style:parent-style-name="Textos" style:master-page-name="Pagina">
      <style:paragraph-properties style:page-number="auto"/>
    </style:style>
    <style:style style:name="P12" style:family="paragraph" style:parent-style-name="Textos">
      <style:text-properties officeooo:rsid="0022841c" officeooo:paragraph-rsid="0022841c"/>
    </style:style>
    <style:style style:name="P13" style:family="paragraph" style:parent-style-name="Textos">
      <style:text-properties officeooo:rsid="0022fc46" officeooo:paragraph-rsid="0022fc46"/>
    </style:style>
    <style:style style:name="P14" style:family="paragraph" style:parent-style-name="CuerpoTabla">
      <style:text-properties officeooo:rsid="0022841c" officeooo:paragraph-rsid="0022841c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fa5ba"/>
    </style:style>
    <style:style style:name="T4" style:family="text">
      <style:text-properties officeooo:rsid="002284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0.<text:span text:style-name="T3">35</text:span></text:p>
      <text:p text:style-name="Standard"/>
      <text:p text:style-name="SubtituloPortadaYDemostrativos">Tipo de documento: Acta</text:p>
      <text:p text:style-name="P5"><text:span text:style-name="T4">23/07</text:span>/201<text:span text:style-name="T1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3">AR0.<text:span text:style-name="T3">35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P5"><text:span text:style-name="T4">23</text:span>/<text:span text:style-name="T1">07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11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5"><text:span text:style-name="T4">23</text:span>/<text:span text:style-name="T1">07</text:span>/20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P5"><text:span text:style-name="T4">23</text:span>/<text:span text:style-name="T1">07</text:span>/20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0">Tabla de contenido</text:p>
          </text:index-title>
          <text:p text:style-name="P6"><text:a xlink:type="simple" xlink:href="#__RefHeading__1803_1352885363" text:style-name="Index_20_Link" text:visited-style-name="Index_20_Link">Datos de la reunión:<text:tab/>4</text:a></text:p>
          <text:p text:style-name="P7"><text:a xlink:type="simple" xlink:href="#__RefHeading__744_302876939" text:style-name="Index_20_Link" text:visited-style-name="Index_20_Link">Tabla 01. Datos de la reunión, 2014<text:tab/>4</text:a></text:p>
          <text:p text:style-name="P6"><text:a xlink:type="simple" xlink:href="#__RefHeading__746_302876939" text:style-name="Index_20_Link" text:visited-style-name="Index_20_Link">Puntos del orden del día:<text:tab/>4</text:a></text:p>
          <text:p text:style-name="P6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8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23</text:span>/<text:span text:style-name="T1">07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4">1<text:span text:style-name="T4">0:41</text:span>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14">11:20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Textos">Llegaron los cables y el bloque de CPU distinto.</text:p>
      <text:p text:style-name="P12">Silvia va llevar la mariposa para ver si el de los armarios hace dos copias.</text:p>
      <text:p text:style-name="P12">Apañar con dos disipadores en forma de X conectados en diagonal.</text:p>
      <text:p text:style-name="P12">Comprar todos los cables que se necesiten.</text:p>
      <text:p text:style-name="P12">Los bloques CPU están en camino , los rj's también llegaron.</text:p>
      <text:p text:style-name="P12">Hay que tener el controlador comprobado para el gestor de colas.</text:p>
      <text:p text:style-name="P12"/>
      <text:p text:style-name="P12"/>
      <text:p text:style-name="P12"><text:soft-page-break/>Manuel tiene que mirar de mandar un correo con sus 5 días que le quedan por fijar las vacaciones.</text:p>
      <text:p text:style-name="P13">Silvia va mirar de hablar con el del armario para ver si tiene las bandejas.</text:p>
      <text:p text:style-name="P13">Trabajo a seguir : continuar creando fuentes de alimentación para cuatro placas, y cables de 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umeroPagina">
      <style:text-properties officeooo:paragraph-rsid="001fa5b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MP1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7</meta:editing-cycles>
    <meta:generator>LibreOffice/4.1.3.2$Linux_X86_64 LibreOffice_project/410m0$Build-2</meta:generator>
    <dc:date>2014-07-23T12:19:46.100513564</dc:date>
    <dc:creator>Manuel </dc:creator>
    <meta:document-statistic meta:table-count="5" meta:image-count="3" meta:object-count="0" meta:page-count="5" meta:paragraph-count="70" meta:word-count="273" meta:character-count="1632" meta:non-whitespace-character-count="1388"/>
  </office:meta>
</office:document-meta>
</file>